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388cm" fo:text-align="justify" style:justify-single-word="false" fo:text-indent="0.988cm" style:auto-text-indent="false"/>
    </style:style>
    <style:style style:name="P2" style:family="paragraph" style:parent-style-name="Standard">
      <style:paragraph-properties fo:margin-left="0cm" fo:margin-right="0.388cm" fo:text-align="justify" style:justify-single-word="false" fo:text-indent="0.988cm" style:auto-text-indent="false"/>
      <style:text-properties style:font-name="Tahoma" fo:font-size="11pt" style:font-size-asian="11pt"/>
    </style:style>
    <style:style style:name="P3" style:family="paragraph" style:parent-style-name="Standard">
      <style:paragraph-properties fo:margin-left="0cm" fo:margin-right="0.388cm" fo:text-align="justify" style:justify-single-word="false" fo:text-indent="0.988cm" style:auto-text-indent="false"/>
      <style:text-properties fo:color="#000000" style:font-name="Tahoma" fo:font-size="11pt" style:font-size-asian="11pt"/>
    </style:style>
    <style:style style:name="P4" style:family="paragraph" style:parent-style-name="Standard" style:master-page-name="Standard">
      <style:paragraph-properties fo:margin-left="0cm" fo:margin-right="0.388cm" fo:text-align="justify" style:justify-single-word="false" fo:text-indent="0.988cm" style:auto-text-indent="false" style:page-number="auto"/>
    </style:style>
    <style:style style:name="P5" style:family="paragraph" style:parent-style-name="Standard">
      <style:paragraph-properties fo:margin-left="0cm" fo:margin-right="0.388cm" fo:text-align="justify" style:justify-single-word="false" fo:text-indent="0cm" style:auto-text-indent="false"/>
    </style:style>
    <style:style style:name="T1" style:family="text">
      <style:text-properties style:font-name="Tahoma" fo:font-size="11pt" style:font-size-asian="11pt"/>
    </style:style>
    <style:style style:name="T2" style:family="text">
      <style:text-properties fo:color="#ff0000" style:font-name="Tahoma" fo:font-size="11pt" style:font-size-asian="11pt"/>
    </style:style>
    <style:style style:name="T3" style:family="text">
      <style:text-properties fo:color="#000000" style:font-name="Tahoma" fo:font-size="11pt" style:font-size-asian="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Madame, monsieur</text:span></text:p>
      <text:p text:style-name="P2"/>
      <text:p text:style-name="P1"><text:span text:style-name="T1">Parmi le panel de missions que propose Auchan Retail, l'offre d'un CDD de 8 mois dans le service Community Manager a retenu toute mon attention. Je suis actuellement apprenant dans l'école du E-commerce Shoowroomprive et souhaiterais en effet travailler dans le domaine du E-commerce pour votre entreprise. </text:span></text:p>
      <text:p text:style-name="P2"/>
      <text:p text:style-name="P1"><text:span text:style-name="T1">Au cours de mes précédentes missions, j'ai assuré la gestion des différents pôles d'une communauté multi-gaming (technique, gamers, inivités, moins de 18 ans), ce qui me rend apte à mener à bien la mission</text:span><text:span text:style-name="T2"> </text:span><text:span text:style-name="T3">que vous proposez. J'ai aussi animé des forum pour des particuliers ainsi que pour des professionnels. Mais, conscient que la réussite d'un projet professionnel ne dépend pas seulement de ma maitrise et de mes connaissances dans le domaine du E-commerce, je me suis attaché à développer des qualités de communication et de dynamisme, en adéquation avec un véritable sens du relationnel. Je pourrais donc mettre à profit ces acquis lors d'une mission chez vous. </text:span></text:p>
      <text:p text:style-name="P3"/>
      <text:p text:style-name="P1"><text:span text:style-name="T3">Je recherche une société qui propose un panel de missions intéressant pour mettre à profit l'expérience et les capacités que j'ai acquises. Je cherche en particulier à poursuivre mon projet professionnel en continuant à travailler et à évoluer dans le domaine du E-commerce. Dans cette optique, Auchan Retail correspond tout à fait à mes attentes. Je m'intégrerais ainsi avec plaisir à votre équipe et pourrai être immédiatement opérationnel au sein du service Community Manager dès Mai 2017.</text:span></text:p>
      <text:p text:style-name="P3"/>
      <text:p text:style-name="P1"><text:span text:style-name="T3">Afin de vous donner de plus amples renseignements sur mon parcours professionnel, je me tiens à votre disposition et j'espère vraiment que nous pourrons convenir d'un rendez-vous.</text:span></text:p>
      <text:p text:style-name="P3"/>
      <text:p text:style-name="P3"/>
      <text:p text:style-name="P5"><text:span text:style-name="T3">--------</text:span></text:p>
      <text:p text:style-name="P5"><text:span text:style-name="T3">Samuel Maes</text:span></text:p>
      <text:p text:style-name="P5"><text:span text:style-name="T3">10/6 Rue Paul Claudel, 59100 Roubaix</text:span></text:p>
      <text:p text:style-name="P5"><text:span text:style-name="T3">06.34.01.43.01</text:span></text:p>
      <text:p text:style-name="P5"><text:span text:style-name="T3">samuelmaes.ecolesrp@gmail.com</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272" meta:character-count="1759" meta:non-whitespace-character-count="1495"/>
    <meta:generator>LibreOffice/5.2.5.1$Windows_x86 LibreOffice_project/0312e1a284a7d50ca85a365c316c7abbf20a4d22</meta:generator>
  </office:meta>
</office:document-meta>
</file>